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172" calcext:value-type="float">
            <text:p>59.4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04096" calcext:value-type="float">
            <text:p>60.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35744" calcext:value-type="float">
            <text:p>60.4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7432" calcext:value-type="float">
            <text:p>60.98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372" calcext:value-type="float">
            <text:p>60.2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1752" calcext:value-type="float">
            <text:p>61.2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8688" calcext:value-type="float">
            <text:p>60.36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9664" calcext:value-type="float">
            <text:p>61.3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6808" calcext:value-type="float">
            <text:p>60.5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5968" calcext:value-type="float">
            <text:p>61.4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4852" calcext:value-type="float">
            <text:p>60.5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83472" calcext:value-type="float">
            <text:p>59.7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95664" calcext:value-type="float">
            <text:p>59.7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1488" calcext:value-type="float">
            <text:p>59.9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2176" calcext:value-type="float">
            <text:p>60.0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81336" calcext:value-type="float">
            <text:p>60.98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89896" calcext:value-type="float">
            <text:p>60.8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97744" calcext:value-type="float">
            <text:p>61.1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92944" calcext:value-type="float">
            <text:p>60.8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31144" calcext:value-type="float">
            <text:p>61.7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4488" calcext:value-type="float">
            <text:p>61.05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48392" calcext:value-type="float">
            <text:p>61.0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09352" calcext:value-type="float">
            <text:p>61.10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82632" calcext:value-type="float">
            <text:p>60.6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36912" calcext:value-type="float">
            <text:p>60.6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41291003409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8" meta:object-count="0"/>
    <meta:user-defined meta:name="AppVersion">3.0</meta:user-defined>
  </office:meta>
</office:document-meta>
</file>